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ntentPosition.setNewPageRow( EffRow newPage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Position.getNewPage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Position.getTable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Position.generates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Position.getFlag( int whi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Position.ge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ntPosition.TableContentPosition( LayoutManager lm , List cellParts , Eff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ContentPosition.setFlag( int which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ContentPositio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